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11.57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7" draw:id="id7" draw:layer="layout" svg:width="1.052cm" svg:height="0.806cm" svg:x="11.541cm" svg:y="3.877cm">
          <draw:text-box>
            <text:p><text:span text:style-name="T1">1</text:span><text:span text:style-name="T1">5</text:span></text:p>
          </draw:text-box>
        </draw:frame>
        <draw:custom-shape draw:style-name="gr1" draw:text-style-name="P1" xml:id="id2" draw:id="id2" draw:layer="layout" svg:width="1.016cm" svg:height="1.016cm" svg:x="14.716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2cm" svg:height="0.806cm" svg:x="14.68cm" svg:y="5.02cm">
          <draw:text-box>
            <text:p><text:span text:style-name="T1">2</text:span><text:span text:style-name="T1">6</text:span></text:p>
          </draw:text-box>
        </draw:frame>
        <draw:connector draw:style-name="gr4" draw:text-style-name="P1" draw:layer="layout" draw:type="line" svg:x1="12.445cm" svg:y1="4.662cm" svg:x2="14.864cm" svg:y2="5.085cm" draw:start-shape="id1" draw:start-glue-point="9" draw:end-shape="id2" draw:end-glue-point="5" svg:d="M12445 4662l2419 423" svg:viewBox="0 0 2420 424">
          <text:p/>
        </draw:connector>
        <draw:custom-shape draw:style-name="gr1" draw:text-style-name="P1" xml:id="id3" draw:id="id3" draw:layer="layout" svg:width="1.016cm" svg:height="1.016cm" svg:x="16.621cm" svg:y="5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1.052cm" svg:height="0.806cm" svg:x="16.585cm" svg:y="5.803cm">
          <draw:text-box>
            <text:p><text:span text:style-name="T1">30</text:span></text:p>
          </draw:text-box>
        </draw:frame>
        <draw:connector draw:style-name="gr4" draw:text-style-name="P1" draw:layer="layout" draw:type="line" svg:x1="15.732cm" svg:y1="5.445cm" svg:x2="16.769cm" svg:y2="5.868cm" draw:start-shape="id2" draw:end-shape="id3" draw:end-glue-point="5" svg:d="M15732 5445l1037 423" svg:viewBox="0 0 1038 424">
          <text:p/>
        </draw:connector>
        <draw:custom-shape draw:style-name="gr1" draw:text-style-name="P1" xml:id="id4" draw:id="id4" draw:layer="layout" svg:width="1.016cm" svg:height="1.016cm" svg:x="17.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17.764cm" svg:y="6.671cm">
          <draw:text-box>
            <text:p><text:span text:style-name="T1">3</text:span><text:span text:style-name="T1">1</text:span></text:p>
          </draw:text-box>
        </draw:frame>
        <draw:connector draw:style-name="gr4" draw:text-style-name="P1" draw:layer="layout" draw:type="line" svg:x1="17.489cm" svg:y1="6.588cm" svg:x2="17.948cm" svg:y2="6.736cm" draw:start-shape="id3" draw:start-glue-point="9" draw:end-shape="id4" draw:end-glue-point="5" svg:d="M17489 6588l459 148" svg:viewBox="0 0 460 149">
          <text:p/>
        </draw:connector>
        <draw:custom-shape draw:style-name="gr1" draw:text-style-name="P1" xml:id="id5" draw:id="id5" draw:layer="layout" svg:width="1.016cm" svg:height="1.016cm" svg:x="13.02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12.993cm" svg:y="5.803cm">
          <draw:text-box>
            <text:p><text:span text:style-name="T1">1</text:span><text:span text:style-name="T1">7</text:span></text:p>
          </draw:text-box>
        </draw:frame>
        <draw:connector draw:style-name="gr4" draw:text-style-name="P1" draw:layer="layout" draw:type="line" svg:x1="14.716cm" svg:y1="5.445cm" svg:x2="13.897cm" svg:y2="5.868cm" draw:start-shape="id2" draw:start-glue-point="6" draw:end-shape="id5" draw:end-glue-point="11" svg:d="M14716 5445l-819 423" svg:viewBox="0 0 820 424">
          <text:p/>
        </draw:connector>
        <draw:custom-shape draw:style-name="gr1" draw:text-style-name="P1" xml:id="id6" draw:id="id6" draw:layer="layout" svg:width="1.016cm" svg:height="1.016cm" svg:x="14.244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14.208cm" svg:y="6.671cm">
          <draw:text-box>
            <text:p><text:span text:style-name="T1">1</text:span><text:span text:style-name="T1">8</text:span></text:p>
          </draw:text-box>
        </draw:frame>
        <draw:connector draw:style-name="gr4" draw:text-style-name="P1" draw:layer="layout" draw:type="line" svg:x1="13.897cm" svg:y1="6.588cm" svg:x2="14.392cm" svg:y2="6.736cm" draw:start-shape="id5" draw:start-glue-point="9" draw:end-shape="id6" draw:end-glue-point="5" svg:d="M13897 6588l495 148" svg:viewBox="0 0 496 149">
          <text:p/>
        </draw:connector>
        <draw:custom-shape draw:style-name="gr1" draw:text-style-name="P1" xml:id="id9" draw:id="id9" draw:layer="layout" svg:width="1.016cm" svg:height="1.016cm" svg:x="8.366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8" draw:id="id8" draw:layer="layout" svg:width="1.052cm" svg:height="0.806cm" svg:x="8.33cm" svg:y="5.02cm">
          <draw:text-box>
            <text:p><text:span text:style-name="T1">1</text:span><text:span text:style-name="T1">0</text:span></text:p>
          </draw:text-box>
        </draw:frame>
        <draw:connector draw:style-name="gr4" draw:text-style-name="P1" draw:layer="layout" draw:type="line" svg:x1="11.541cm" svg:y1="4.28cm" svg:x2="9.382cm" svg:y2="5.423cm" draw:start-shape="id7" draw:start-glue-point="3" draw:end-shape="id8" draw:end-glue-point="1" svg:d="M11541 4280l-2159 1143" svg:viewBox="0 0 2160 1144">
          <text:p/>
        </draw:connector>
        <draw:custom-shape draw:style-name="gr1" draw:text-style-name="P1" xml:id="id10" draw:id="id10" draw:layer="layout" svg:width="1.016cm" svg:height="1.016cm" svg:x="6.49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6.461cm" svg:y="5.909cm">
          <draw:text-box>
            <text:p><text:span text:style-name="T1"><text:s/></text:span><text:span text:style-name="T1">8</text:span></text:p>
          </draw:text-box>
        </draw:frame>
        <draw:connector draw:style-name="gr4" draw:text-style-name="P1" draw:layer="layout" draw:type="line" svg:x1="8.366cm" svg:y1="5.445cm" svg:x2="7.365cm" svg:y2="5.974cm" draw:start-shape="id9" draw:start-glue-point="6" draw:end-shape="id10" draw:end-glue-point="11" svg:d="M8366 5445l-1001 529" svg:viewBox="0 0 1002 530">
          <text:p/>
        </draw:connector>
        <draw:custom-shape draw:style-name="gr1" draw:text-style-name="P1" xml:id="id11" draw:id="id11" draw:layer="layout" svg:width="1.016cm" svg:height="1.016cm" svg:x="9.89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9.854cm" svg:y="5.909cm">
          <draw:text-box>
            <text:p><text:span text:style-name="T1">11</text:span></text:p>
          </draw:text-box>
        </draw:frame>
        <draw:connector draw:style-name="gr4" draw:text-style-name="P1" draw:layer="layout" draw:type="line" svg:x1="9.234cm" svg:y1="5.805cm" svg:x2="10.038cm" svg:y2="5.974cm" draw:start-shape="id9" draw:start-glue-point="9" draw:end-shape="id11" draw:end-glue-point="5" svg:d="M9234 5805l804 169" svg:viewBox="0 0 805 170">
          <text:p/>
        </draw:connector>
        <draw:custom-shape draw:style-name="gr1" draw:text-style-name="P1" xml:id="id12" draw:id="id12" draw:layer="layout" svg:width="1.016cm" svg:height="1.016cm" svg:x="11.28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11.251cm" svg:y="6.798cm">
          <draw:text-box>
            <text:p><text:span text:style-name="T1">13</text:span></text:p>
          </draw:text-box>
        </draw:frame>
        <draw:connector draw:style-name="gr4" draw:text-style-name="P1" draw:layer="layout" draw:type="line" svg:x1="10.758cm" svg:y1="6.694cm" svg:x2="11.435cm" svg:y2="6.863cm" draw:start-shape="id11" draw:start-glue-point="9" draw:end-shape="id12" draw:end-glue-point="5" svg:d="M10758 6694l677 169" svg:viewBox="0 0 678 170">
          <text:p/>
        </draw:connector>
        <draw:custom-shape draw:style-name="gr1" draw:text-style-name="P1" xml:id="id13" draw:id="id13" draw:layer="layout" svg:width="1.016cm" svg:height="1.016cm" svg:x="12.466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12.43cm" svg:y="7.56cm">
          <draw:text-box>
            <text:p><text:span text:style-name="T1">14</text:span></text:p>
          </draw:text-box>
        </draw:frame>
        <draw:connector draw:style-name="gr4" draw:text-style-name="P1" draw:layer="layout" draw:type="line" svg:x1="12.155cm" svg:y1="7.583cm" svg:x2="12.466cm" svg:y2="7.985cm" draw:start-shape="id12" draw:start-glue-point="9" draw:end-shape="id13" draw:end-glue-point="6" svg:d="M12155 7583l311 402" svg:viewBox="0 0 312 403">
          <text:p/>
        </draw:connector>
        <draw:custom-shape draw:style-name="gr1" draw:text-style-name="P1" xml:id="id14" draw:id="id14" draw:layer="layout" svg:width="1.016cm" svg:height="1.016cm" svg:x="8.52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2cm" svg:height="0.806cm" svg:x="8.493cm" svg:y="6.798cm">
          <draw:text-box>
            <text:p><text:span text:style-name="T1">12</text:span></text:p>
          </draw:text-box>
        </draw:frame>
        <draw:connector draw:style-name="gr4" draw:text-style-name="P1" draw:layer="layout" draw:type="line" svg:x1="10.038cm" svg:y1="6.694cm" svg:x2="9.397cm" svg:y2="6.863cm" draw:start-shape="id11" draw:start-glue-point="7" draw:end-shape="id14" draw:end-glue-point="11" svg:d="M10038 6694l-641 169" svg:viewBox="0 0 642 1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21:51.237423012</meta:creation-date>
    <dc:date>2019-04-08T11:19:50.513833657</dc:date>
    <meta:editing-duration>PT16M58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